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m">
        <table:table-row>
          <table:table-cell office:value-type="float" office:value="11">
            <text:p>11</text:p>
          </table:table-cell>
          <table:table-cell office:value-type="string">
            <text:p>https://fuelcycle.com/</text:p>
          </table:table-cell>
          <table:table-cell office:value-type="string">
            <text:p>Fuel Cycle - The All-In-One Market Research Platform</text:p>
          </table:table-cell>
          <table:table-cell office:value-type="string">
            <text:p>Fuel Cycle - The All-In-One Market Research Platform</text:p>
          </table:table-cell>
        </table:table-row>
        <table:table-row>
          <table:table-cell office:value-type="float" office:value="27215">
            <text:p>27215</text:p>
          </table:table-cell>
          <table:table-cell office:value-type="string">
            <text:p>https://fuelcycle.com/blog/</text:p>
          </table:table-cell>
          <table:table-cell office:value-type="string">
            <text:p>Blog %%sep%% %%sitename%%</text:p>
          </table:table-cell>
          <table:table-cell office:value-type="string">
            <text:p>Blog %%sep%% %%sitename%%</text:p>
          </table:table-cell>
        </table:table-row>
        <table:table-row>
          <table:table-cell office:value-type="float" office:value="26923">
            <text:p>26923</text:p>
          </table:table-cell>
          <table:table-cell office:value-type="string">
            <text:p>https://fuelcycle.com/become-a-partner/</text:p>
          </table:table-cell>
          <table:table-cell office:value-type="string">
            <text:p>%%title%% %%sep%% %%sitename%%</text:p>
          </table:table-cell>
          <table:table-cell office:value-type="string">
            <text:p>Become a Partner %%sep%% %%sitename%%</text:p>
          </table:table-cell>
        </table:table-row>
        <table:table-row>
          <table:table-cell office:value-type="float" office:value="27009">
            <text:p>27009</text:p>
          </table:table-cell>
          <table:table-cell office:value-type="string">
            <text:p>https://fuelcycle.com/solutions/product-intelligence/</text:p>
          </table:table-cell>
          <table:table-cell office:value-type="string">
            <text:p>%%title%% %%sep%% %%sitename%%</text:p>
          </table:table-cell>
          <table:table-cell office:value-type="string">
            <text:p>Product Intelligence %%sep%% %%sitename%%</text:p>
          </table:table-cell>
        </table:table-row>
        <table:table-row>
          <table:table-cell office:value-type="float" office:value="27143">
            <text:p>27143</text:p>
          </table:table-cell>
          <table:table-cell office:value-type="string">
            <text:p>https://fuelcycle.com/about-us/</text:p>
          </table:table-cell>
          <table:table-cell office:value-type="string">
            <text:p>%%title%% %%sep%% %%sitename%%</text:p>
          </table:table-cell>
          <table:table-cell office:value-type="string">
            <text:p>About Us %%sep%% %%sitename%%</text:p>
          </table:table-cell>
        </table:table-row>
        <table:table-row>
          <table:table-cell office:value-type="float" office:value="27081">
            <text:p>27081</text:p>
          </table:table-cell>
          <table:table-cell office:value-type="string">
            <text:p>https://fuelcycle.com/solutions/brand-intelligence/</text:p>
          </table:table-cell>
          <table:table-cell office:value-type="string">
            <text:p>%%title%% %%sep%% %%sitename%%</text:p>
          </table:table-cell>
          <table:table-cell office:value-type="string">
            <text:p>Brand Intelligence %%sep%% %%sitename%%</text:p>
          </table:table-cell>
        </table:table-row>
        <table:table-row>
          <table:table-cell office:value-type="float" office:value="27073">
            <text:p>27073</text:p>
          </table:table-cell>
          <table:table-cell office:value-type="string">
            <text:p>https://fuelcycle.com/solutions/advertising-intelligence/</text:p>
          </table:table-cell>
          <table:table-cell office:value-type="string">
            <text:p>%%title%% %%sep%% %%sitename%%</text:p>
          </table:table-cell>
          <table:table-cell office:value-type="string">
            <text:p>Advertising Intelligence %%sep%% %%sitename%%</text:p>
          </table:table-cell>
        </table:table-row>
        <table:table-row>
          <table:table-cell office:value-type="float" office:value="28335">
            <text:p>28335</text:p>
          </table:table-cell>
          <table:table-cell office:value-type="string">
            <text:p>https://fuelcycle.com/california-notice/</text:p>
          </table:table-cell>
          <table:table-cell office:value-type="string">
            <text:p>%%title%% %%sep%% %%sitename%%</text:p>
          </table:table-cell>
          <table:table-cell office:value-type="string">
            <text:p>California Notice %%sep%% %%sitename%%</text:p>
          </table:table-cell>
        </table:table-row>
        <table:table-row>
          <table:table-cell office:value-type="float" office:value="27240">
            <text:p>27240</text:p>
          </table:table-cell>
          <table:table-cell office:value-type="string">
            <text:p>https://fuelcycle.com/contact/</text:p>
          </table:table-cell>
          <table:table-cell office:value-type="string">
            <text:p>%%title%% %%sep%% %%sitename%%</text:p>
          </table:table-cell>
          <table:table-cell office:value-type="string">
            <text:p>Contact %%sep%% %%sitename%%</text:p>
          </table:table-cell>
        </table:table-row>
        <table:table-row>
          <table:table-cell office:value-type="float" office:value="27243">
            <text:p>27243</text:p>
          </table:table-cell>
          <table:table-cell office:value-type="string">
            <text:p>https://fuelcycle.com/request-a-demo/</text:p>
          </table:table-cell>
          <table:table-cell office:value-type="string">
            <text:p>%%title%% %%sep%% %%sitename%%</text:p>
          </table:table-cell>
          <table:table-cell office:value-type="string">
            <text:p>Request A Demo %%sep%% %%sitename%%</text:p>
          </table:table-cell>
        </table:table-row>
        <table:table-row>
          <table:table-cell office:value-type="float" office:value="26475">
            <text:p>26475</text:p>
          </table:table-cell>
          <table:table-cell office:value-type="string">
            <text:p>https://fuelcycle.com/market-research-cloud/</text:p>
          </table:table-cell>
          <table:table-cell office:value-type="string">
            <text:p>%%title%% %%sep%% %%sitename%%</text:p>
          </table:table-cell>
          <table:table-cell office:value-type="string">
            <text:p>Market Research Cloud %%sep%% %%sitename%%</text:p>
          </table:table-cell>
        </table:table-row>
        <table:table-row>
          <table:table-cell office:value-type="float" office:value="27112">
            <text:p>27112</text:p>
          </table:table-cell>
          <table:table-cell office:value-type="string">
            <text:p>https://fuelcycle.com/solutions/market-intelligence/</text:p>
          </table:table-cell>
          <table:table-cell office:value-type="string">
            <text:p>%%title%% %%sep%% %%sitename%%</text:p>
          </table:table-cell>
          <table:table-cell office:value-type="string">
            <text:p>Market Intelligence %%sep%% %%sitename%%</text:p>
          </table:table-cell>
        </table:table-row>
        <table:table-row>
          <table:table-cell office:value-type="float" office:value="26820">
            <text:p>26820</text:p>
          </table:table-cell>
          <table:table-cell office:value-type="string">
            <text:p>https://fuelcycle.com/customer-stories/</text:p>
          </table:table-cell>
          <table:table-cell office:value-type="string">
            <text:p/>
          </table:table-cell>
          <table:table-cell office:value-type="string">
            <text:p>Customer Stories %%sep%% %%sitename%%</text:p>
          </table:table-cell>
        </table:table-row>
        <table:table-row>
          <table:table-cell office:value-type="float" office:value="27098">
            <text:p>27098</text:p>
          </table:table-cell>
          <table:table-cell office:value-type="string">
            <text:p>https://fuelcycle.com/solutions/digital-intelligence/</text:p>
          </table:table-cell>
          <table:table-cell office:value-type="string">
            <text:p>%%title%% %%sep%% %%sitename%%</text:p>
          </table:table-cell>
          <table:table-cell office:value-type="string">
            <text:p>Digital Intelligence %%sep%% %%sitename%%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https://fuelcycle.com/events-webinars/</text:p>
          </table:table-cell>
          <table:table-cell office:value-type="string">
            <text:p/>
          </table:table-cell>
          <table:table-cell office:value-type="string">
            <text:p>Events &amp; Webinars %%sep%% %%sitename%%</text:p>
          </table:table-cell>
        </table:table-row>
        <table:table-row>
          <table:table-cell office:value-type="float" office:value="7844">
            <text:p>7844</text:p>
          </table:table-cell>
          <table:table-cell office:value-type="string">
            <text:p>https://fuelcycle.com/legal/</text:p>
          </table:table-cell>
          <table:table-cell office:value-type="string">
            <text:p/>
          </table:table-cell>
          <table:table-cell office:value-type="string">
            <text:p>Legal %%sep%% %%sitename%%</text:p>
          </table:table-cell>
        </table:table-row>
        <table:table-row>
          <table:table-cell office:value-type="float" office:value="8056">
            <text:p>8056</text:p>
          </table:table-cell>
          <table:table-cell office:value-type="string">
            <text:p>https://fuelcycle.com/compliance/</text:p>
          </table:table-cell>
          <table:table-cell office:value-type="string">
            <text:p>%%title%% %%sep%% %%sitename%%</text:p>
          </table:table-cell>
          <table:table-cell office:value-type="string">
            <text:p>Compliance %%sep%% %%sitename%%</text:p>
          </table:table-cell>
        </table:table-row>
        <table:table-row>
          <table:table-cell office:value-type="float" office:value="8717">
            <text:p>8717</text:p>
          </table:table-cell>
          <table:table-cell office:value-type="string">
            <text:p>https://fuelcycle.com/legal/privacy-policy/</text:p>
          </table:table-cell>
          <table:table-cell office:value-type="string">
            <text:p/>
          </table:table-cell>
          <table:table-cell office:value-type="string">
            <text:p>Privacy Policy %%sep%% %%sitename%%</text:p>
          </table:table-cell>
        </table:table-row>
        <table:table-row>
          <table:table-cell office:value-type="float" office:value="26951">
            <text:p>26951</text:p>
          </table:table-cell>
          <table:table-cell office:value-type="string">
            <text:p>https://fuelcycle.com/solutions/</text:p>
          </table:table-cell>
          <table:table-cell office:value-type="string">
            <text:p/>
          </table:table-cell>
          <table:table-cell office:value-type="string">
            <text:p>Solutions %%sep%% %%sitename%%</text:p>
          </table:table-cell>
        </table:table-row>
        <table:table-row>
          <table:table-cell office:value-type="float" office:value="27218">
            <text:p>27218</text:p>
          </table:table-cell>
          <table:table-cell office:value-type="string">
            <text:p>https://fuelcycle.com/newsroom/</text:p>
          </table:table-cell>
          <table:table-cell office:value-type="string">
            <text:p/>
          </table:table-cell>
          <table:table-cell office:value-type="string">
            <text:p>Newsroom %%sep%% %%sitename%%</text:p>
          </table:table-cell>
        </table:table-row>
        <table:table-row>
          <table:table-cell office:value-type="float" office:value="26736">
            <text:p>26736</text:p>
          </table:table-cell>
          <table:table-cell office:value-type="string">
            <text:p>https://fuelcycle.com/community/</text:p>
          </table:table-cell>
          <table:table-cell office:value-type="string">
            <text:p/>
          </table:table-cell>
          <table:table-cell office:value-type="string">
            <text:p>Community %%sep%% %%sitename%%</text:p>
          </table:table-cell>
        </table:table-row>
        <table:table-row>
          <table:table-cell office:value-type="float" office:value="27224">
            <text:p>27224</text:p>
          </table:table-cell>
          <table:table-cell office:value-type="string">
            <text:p>https://fuelcycle.com/education/</text:p>
          </table:table-cell>
          <table:table-cell office:value-type="string">
            <text:p/>
          </table:table-cell>
          <table:table-cell office:value-type="string">
            <text:p>Education %%sep%% %%sitename%%</text:p>
          </table:table-cell>
        </table:table-row>
        <table:table-row>
          <table:table-cell office:value-type="float" office:value="26682">
            <text:p>26682</text:p>
          </table:table-cell>
          <table:table-cell office:value-type="string">
            <text:p>https://fuelcycle.com/ignition/</text:p>
          </table:table-cell>
          <table:table-cell office:value-type="string">
            <text:p/>
          </table:table-cell>
          <table:table-cell office:value-type="string">
            <text:p>Ignition %%sep%% %%sitename%%</text:p>
          </table:table-cell>
        </table:table-row>
        <table:table-row>
          <table:table-cell office:value-type="float" office:value="26641">
            <text:p>26641</text:p>
          </table:table-cell>
          <table:table-cell office:value-type="string">
            <text:p>https://fuelcycle.com/live/</text:p>
          </table:table-cell>
          <table:table-cell office:value-type="string">
            <text:p/>
          </table:table-cell>
          <table:table-cell office:value-type="string">
            <text:p>Live %%sep%% %%sitename%%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https://fuelcycle.com/resource-hub/</text:p>
          </table:table-cell>
          <table:table-cell office:value-type="string">
            <text:p/>
          </table:table-cell>
          <table:table-cell office:value-type="string">
            <text:p>Resource Hub %%sep%% %%sitename%%</text:p>
          </table:table-cell>
        </table:table-row>
        <table:table-row>
          <table:table-cell office:value-type="float" office:value="26539">
            <text:p>26539</text:p>
          </table:table-cell>
          <table:table-cell office:value-type="string">
            <text:p>https://fuelcycle.com/fc-exchange/</text:p>
          </table:table-cell>
          <table:table-cell office:value-type="string">
            <text:p/>
          </table:table-cell>
          <table:table-cell office:value-type="string">
            <text:p>FC Exchange %%sep%% %%sitename%%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10-26T10:49:38+08:00</meta:creation-date>
  </office:meta>
</office:document-meta>
</file>